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22pt" style:font-size-asian="22pt" style:font-size-complex="22pt"/>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master-page-name="">
      <style:paragraph-properties fo:margin-left="2.117cm" fo:margin-right="0cm" fo:text-indent="0cm" style:auto-text-indent="false" style:page-number="auto"/>
    </style:style>
    <style:style style:name="P9" style:family="paragraph" style:parent-style-name="Standard">
      <style:paragraph-properties fo:margin-left="2.117cm" fo:margin-right="0cm" fo:text-indent="0cm" style:auto-text-indent="false"/>
    </style:style>
    <style:style style:name="P10" style:family="paragraph" style:parent-style-name="Standard" style:master-page-name="">
      <style:paragraph-properties fo:margin-left="2.143cm" fo:margin-right="0cm" fo:text-indent="0cm" style:auto-text-indent="false" style:page-number="auto"/>
    </style:style>
    <style:style style:name="P11" style:family="paragraph" style:parent-style-name="Standard">
      <style:paragraph-properties fo:margin-left="2.143cm" fo:margin-right="0cm" fo:text-indent="0cm" style:auto-text-indent="false"/>
    </style:style>
    <style:style style:name="P12" style:family="paragraph" style:parent-style-name="Standard">
      <style:paragraph-properties fo:margin-left="2.143cm" fo:margin-right="0cm" fo:text-indent="0cm"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5" style:family="paragraph" style:parent-style-name="Standard">
      <style:paragraph-properties fo:margin-left="2.17cm" fo:margin-right="0cm" fo:text-indent="0cm" style:auto-text-indent="false"/>
    </style:style>
    <style:style style:name="P16" style:family="paragraph" style:parent-style-name="Standard" style:list-style-name="L3">
      <style:text-properties fo:font-size="14pt" fo:font-weight="bold" style:font-size-asian="14pt" style:font-weight-asian="bold" style:font-size-complex="14pt"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list-style-name="L7">
      <style:text-properties fo:font-weight="normal" style:font-weight-asian="normal" style:font-weight-complex="normal"/>
    </style:style>
    <style:style style:name="P19" style:family="paragraph" style:parent-style-name="Standard" style:list-style-name="L8">
      <style:text-properties fo:font-size="12pt" fo:font-weight="normal" style:font-size-asian="12pt" style:font-weight-asian="normal" style:font-size-complex="12pt" style:font-weight-complex="normal"/>
    </style:style>
    <style:style style:name="P20" style:family="paragraph" style:parent-style-name="Standard" style:list-style-name="L9">
      <style:text-properties fo:font-size="12pt" fo:font-weight="normal" style:font-size-asian="12pt" style:font-weight-asian="normal" style:font-size-complex="12pt" style:font-weight-complex="normal"/>
    </style:style>
    <style:style style:name="P21" style:family="paragraph" style:parent-style-name="Standard" style:list-style-name="L10">
      <style:text-properties fo:font-size="12pt" fo:font-weight="normal" style:font-size-asian="12pt" style:font-weight-asian="normal" style:font-size-complex="12pt" style:font-weight-complex="normal"/>
    </style:style>
    <style:style style:name="P2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11">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1">
      <style:paragraph-properties fo:margin-left="2.17cm" fo:margin-right="0cm" fo:text-indent="0cm" style:auto-text-indent="false"/>
    </style:style>
    <style:style style:name="P25" style:family="paragraph" style:parent-style-name="Standard" style:list-style-name="L2">
      <style:paragraph-properties fo:margin-left="2.17cm" fo:margin-right="0cm" fo:text-indent="0cm" style:auto-text-indent="false"/>
    </style:style>
    <style:style style:name="P26" style:family="paragraph" style:parent-style-name="Standard" style:list-style-name="L4">
      <style:paragraph-properties fo:margin-left="2.143cm" fo:margin-right="0cm" fo:text-indent="0cm" style:auto-text-indent="false"/>
    </style:style>
    <style:style style:name="P27" style:family="paragraph" style:parent-style-name="Standard" style:list-style-name="L5">
      <style:paragraph-properties fo:margin-left="2.143cm" fo:margin-right="0cm" fo:text-indent="0cm" style:auto-text-indent="false"/>
    </style:style>
    <style:style style:name="P28" style:family="paragraph" style:parent-style-name="Standard" style:list-style-name="L6">
      <style:paragraph-properties fo:margin-left="2.143cm" fo:margin-right="0cm" fo:text-indent="0cm" style:auto-text-indent="false"/>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2"><text:tab/><text:tab/><text:tab/><text:span text:style-name="T1">Space trading game layout</text:span></text:p>
      <text:p text:style-name="Standard"/>
      <text:p text:style-name="Standard">To begin with. Create orbital bodies and natural satellites in each stellar object system. That is the basis that needs to be done first. </text:p>
      <text:p text:style-name="Standard">The types of bodies can than have properties like extraction modifiers which are needed to calculate the amount of resources extracted each turn.</text:p>
      <text:p text:style-name="Standard">Turns : 10 turns is an in game year. <text:s/>Every 10 turns, a year ends and resources will be generated for that year. <text:s/>(?)</text:p>
      <text:p text:style-name="Standard"/>
      <text:p text:style-name="Standard">After each year, an overview file is written in the Save-Directory. It will show all changed data, like ship locations, stored resources on a planet, extracted resources that 10-turn year. Produced goods, traded goods by AI trade fleets etc etc. </text:p>
      <text:p text:style-name="Standard">All data used to calculate resource production, like extraction modifers, abundance numbers, production speed etc are stored externally in resource files. The game imports them on start. </text:p>
      <text:p text:style-name="Standard">Map of individual star systems. <text:s/>Or overview of all the bodies present in it. </text:p>
      <text:p text:style-name="Standard"/>
      <text:p text:style-name="Standard"/>
      <text:p text:style-name="Standard"/>
      <text:p text:style-name="P5"/>
      <text:p text:style-name="P5">1 Celestial Bodies </text:p>
      <text:p text:style-name="Standard"/>
      <text:p text:style-name="Standard"/>
      <text:p text:style-name="P1">1.1 Introduction</text:p>
      <text:p text:style-name="Standard"/>
      <text:p text:style-name="P8">There are several types of celestial bodies present in the game. </text:p>
      <text:p text:style-name="P9">The map consists of a network of stellar objects. <text:s/>These stellar objects range from Brown dwarfs to Blue supergiants and everything in between. Included also are stellar remnants like White dwarfs, Neutron stars and Black Holes. <text:s/>Each stellar object has an associated system consisting of the main stellar object(s) and smaller planet, asteroid and comet sized objects. These smaller bodies can be used <text:s/>for habitation, production centers and/or for extraction of resources. <text:s/></text:p>
      <text:p text:style-name="P9"/>
      <text:p text:style-name="P9">Each type of celestial body has a certain set of properties and modifiers. <text:s/>Asteroids, due to their small size and low gravity, are ideally suited for mining heavier elements They therefor have a high heavy element extraction modifier. They are also ideally suited for trading hubs and space ports. </text:p>
      <text:p text:style-name="P9">Gas planets, despite their immense gravitional well, have very high Hydrogen and Helium extraction modifiers. <text:s/></text:p>
      <text:p text:style-name="P9">Rocky planets, on the other hand, with mainly the lighter elements in the crust and the somewhat smaller gravitional well they are in, are better suited for producing food and giving shelter and habitat to most of the inhabitants of a star system. <text:s/></text:p>
      <text:p text:style-name="P9"/>
      <text:p text:style-name="P9"/>
      <text:p text:style-name="P14">1.2 Celestial Body Extraction modifiers</text:p>
      <text:p text:style-name="Standard"/>
      <text:p text:style-name="P11">Added to the resource extraction calculation is a celestial body type modifier. Some types of asteroid will produce more heavy metals than a rocky planet. A Gas planet will produce more Hydrogen and Helium. <text:s/>This will result in 2 additional types of modifiers <text:soft-page-break/>needed to calculate the amount of resources extracted each turn per celestial body.</text:p>
      <text:p text:style-name="P13"/>
      <text:p text:style-name="P14">1.3 Celestial Body properties</text:p>
      <text:p text:style-name="P1"/>
      <text:p text:style-name="P15">Each stellar object has it's already set properties, still todo : </text:p>
      <text:list xml:id="list5279569809159751865" text:style-name="L1">
        <text:list-item>
          <text:p text:style-name="P24">calculate habitable zone range</text:p>
        </text:list-item>
        <text:list-item>
          <text:p text:style-name="P24">metallicity</text:p>
        </text:list-item>
        <text:list-item>
          <text:p text:style-name="P24">calculate properties from Mass-radius and temperature. <text:s/>(density, luminosity, <text:tab/>habitable zone etc.)</text:p>
        </text:list-item>
      </text:list>
      <text:p text:style-name="P15">Each <text:span text:style-name="T1">orbital body </text:span>has a set of properties consisting of amongst others :</text:p>
      <text:list xml:id="list7857058604100651502" text:style-name="L2">
        <text:list-item>
          <text:p text:style-name="P25">max population</text:p>
        </text:list-item>
        <text:list-item>
          <text:p text:style-name="P25">current population</text:p>
        </text:list-item>
        <text:list-item>
          <text:p text:style-name="P25">max resource extraction per turn</text:p>
        </text:list-item>
        <text:list-item>
          <text:p text:style-name="P25">current resource extraction per turn</text:p>
        </text:list-item>
        <text:list-item>
          <text:p text:style-name="P25">extraction modifiers depending on the type of celestial body (Gas planet, asteroid etc)</text:p>
        </text:list-item>
        <text:list-item>
          <text:p text:style-name="P25">industry size (smelting, refining, production)</text:p>
        </text:list-item>
        <text:list-item>
          <text:p text:style-name="P25">infrastructure size</text:p>
        </text:list-item>
        <text:list-item>
          <text:p text:style-name="P25">technology level (depending on the star system or empire it belongs to)</text:p>
        </text:list-item>
        <text:list-item>
          <text:p text:style-name="P25">alien artifacts </text:p>
        </text:list-item>
        <text:list-item>
          <text:p text:style-name="P25">energy production</text:p>
        </text:list-item>
        <text:list-item>
          <text:p text:style-name="P25">port size (part of infratstructure)</text:p>
        </text:list-item>
        <text:list-item>
          <text:p text:style-name="P25">garrison size (for generic protection purposes, safety of starlanes etc.)</text:p>
        </text:list-item>
        <text:list-item>
          <text:p text:style-name="P25">happiness</text:p>
        </text:list-item>
        <text:list-item>
          <text:p text:style-name="P25">distance to stellar object</text:p>
        </text:list-item>
        <text:list-item>
          <text:p text:style-name="P25">resource, tradegoods, refined goods stockpiles</text:p>
        </text:list-item>
        <text:list-item>
          <text:p text:style-name="P25">infrastructure</text:p>
        </text:list-item>
        <text:list-item>
          <text:p text:style-name="P25">pollution</text:p>
        </text:list-item>
        <text:list-item>
          <text:p text:style-name="P25">state of the ecology</text:p>
        </text:list-item>
        <text:list-item>
          <text:p text:style-name="P25">surface temperature (calc from stellar object temperature and distance)</text:p>
        </text:list-item>
        <text:list-item>
          <text:p text:style-name="P25">owner</text:p>
        </text:list-item>
        <text:list-item>
          <text:p text:style-name="P25"/>
        </text:list-item>
      </text:list>
      <text:p text:style-name="Standard"/>
      <text:p text:style-name="P5">2 <text:s/>Resources and Resource Extraction </text:p>
      <text:p text:style-name="Standard"/>
      <text:p text:style-name="Standard"/>
      <text:p text:style-name="Standard"/>
      <text:list xml:id="list913399618261518367" text:style-name="L3">
        <text:list-item>
          <text:list>
            <text:list-item>
              <text:p text:style-name="P16"><text:s text:c="2"/>Resources </text:p>
              <text:p text:style-name="P16"/>
            </text:list-item>
          </text:list>
        </text:list-item>
      </text:list>
      <text:p text:style-name="P8">In the game, each smaller celestial body (ice giant, super earths, rocky planets, dwarf planets, asteroids) has a certain amount of resources it can produce every turn. <text:s/>Resources are used by different types of production centers to produce everything in the game. Refinied goods,Tradegoods, military goods, energy and fuel carriers, space ships etc are all ultimately produced by consuming resources. </text:p>
      <text:p text:style-name="P9"/>
      <text:p text:style-name="P9">Resources are grouped into groups of related properties. This mimics the real-life situation that certain types of elements can be found in the same types of ore. <text:s/>Each group of resources has an associated resource extraction station that extracts each resource in that group every turn. <text:s/></text:p>
      <text:p text:style-name="P9"><text:soft-page-break/></text:p>
      <text:p text:style-name="P9">Resources are either produced without the need for any buildings or they need a certain type of structure called a resource extraction center.</text:p>
      <text:p text:style-name="P9">Wood for instance will be produced annually without the need for any structure. <text:s/>Osmium however, needs an extraction center for the group that osmium belongs to. <text:s text:c="2"/>That extraction center will extract Iridium and Platinum at the same time as Osmium. </text:p>
      <text:p text:style-name="P9"/>
      <text:p text:style-name="P9">A resource has a state of matter property, indicating whether it is solid, gas or a liquid. This is to indicate what kind of ship can transport it and what kind of storage container can store it.</text:p>
      <text:p text:style-name="P9">gas and liquid need storage tanks. solid matter resources can be stored in heaps outside.</text:p>
      <text:p text:style-name="P9"/>
      <text:p text:style-name="P9">A resource has an abundance number property, indicating how abundant it is. </text:p>
      <text:p text:style-name="P9"/>
      <text:p text:style-name="P9">Furthermore, a resource has a global value modifier. <text:s/>The global value, which forms the basis of the economy system, is determined by its abundance and actual mined output each turn in relation to the demand for that resource. </text:p>
      <text:p text:style-name="P9"/>
      <text:p text:style-name="P9"/>
      <text:p text:style-name="Standard"/>
      <text:p text:style-name="P1"><text:tab/>2.2 Resource distribution at the start of the game </text:p>
      <text:p text:style-name="P3"/>
      <text:p text:style-name="P10">At the start of the game, each celestial body will have each resource potentially present on it. For each resource has an associate general abundance number. <text:s/>This number, multiplied with a die roll, will determine its specific abundance number on that planet.</text:p>
      <text:p text:style-name="Standard"/>
      <text:p text:style-name="Standard"/>
      <text:p text:style-name="P1"><text:tab/>2.3 Resource extraction</text:p>
      <text:p text:style-name="Standard"/>
      <text:p text:style-name="P10">Most resources can be accumulated by the use of resource extraction centers. <text:s/></text:p>
      <text:p text:style-name="P11">These resource extraction facilities all have an extraction modifier that is used to determine the output of the specific resources it produces.</text:p>
      <text:p text:style-name="P11"/>
      <text:p text:style-name="P11">There are resource extraction centerss for related groups of resources. <text:s/></text:p>
      <text:p text:style-name="P11">For instance, Osmium, Iridium and Platinum are in the same group, so there is one <text:s/>type of extraction building for this group that will extract all 3 metals at the same time with the same extraction modifier, but each metal has its own abundance modifier and the random number modifier is generated seperately for each metal.</text:p>
      <text:p text:style-name="P11"/>
      <text:p text:style-name="P11">Each resource is in principle unlimited but has a maximal potential output per time-unit.</text:p>
      <text:p text:style-name="P11">The amount of resource that's actually output per time-unit has multiple elements multiplied together, namely <text:s/>: </text:p>
      <text:list xml:id="list8363105237020805647" text:style-name="L4">
        <text:list-item>
          <text:p text:style-name="P26">if applicable, the associated extraction <text:s/>modifier for that group of resources </text:p>
        </text:list-item>
        <text:list-item>
          <text:p text:style-name="P26">the abundance of that resource.</text:p>
        </text:list-item>
        <text:list-item>
          <text:p text:style-name="P26">the celestial body extraction modifiers</text:p>
        </text:list-item>
      </text:list>
      <text:p text:style-name="P11"/>
      <text:p text:style-name="P11">An abundance of 0 means absent. An abundance of 255 means extremely common. <text:s/>The values scale inbetween 0 and 255.</text:p>
      <text:p text:style-name="P11">If no resource extraction center of that associated group of resources is built, nothing will be extracted. When such a structure is built, the extraction modifier of that building will determine by how much the extraction output is modified.</text:p>
      <text:p text:style-name="P11"><text:soft-page-break/></text:p>
      <text:p text:style-name="P11">The amount of resources gained each turn equals abundance^2 * ((the extraction <text:s/>modifier)^2 * 10) * a random number multiplier ranging from 0.6 to 1.4.</text:p>
      <text:p text:style-name="P11"><text:s/>If not enough storage capacity is present, the resources will be lost, as there is an infinite amount, they can also be considered as not mined due to lack of storage.</text:p>
      <text:p text:style-name="P11"/>
      <text:p text:style-name="P11"><text:s/>To summarize the first part of the calculation: a resource with abundance of 4 <text:s/>and and associated extraction modifier of 2, <text:s/>will produce 4^2 * 2^2 * 10 = 16 * 4 * 10 = <text:s/>640 * (a random number between 0.6 and 1.4) resource-units per time-unit. </text:p>
      <text:p text:style-name="P11"/>
      <text:p text:style-name="P11">The second part to calculating the resources extract deal with the celestial body modifiers. These will adjust the extracted amount depending on what type of celestial body the resources were extracted from and what category the resources are part of. <text:s/>There are 3 categories for this purpose. </text:p>
      <text:list xml:id="list4811390631189772861" text:style-name="L5">
        <text:list-item>
          <text:p text:style-name="P27">Heavy elements</text:p>
        </text:list-item>
        <text:list-item>
          <text:p text:style-name="P27">Hydrogen and Helium</text:p>
        </text:list-item>
        <text:list-item>
          <text:p text:style-name="P27">All else</text:p>
        </text:list-item>
      </text:list>
      <text:p text:style-name="P11">Each resource belongs to 1 of 3 categories. <text:s text:c="2"/>Each celestial body will have a modifier for each of these 3 categories. </text:p>
      <text:p text:style-name="P11"/>
      <text:p text:style-name="P11">If the celestial body is an asteroid, with celestial body extraction modifier for Heavy elements of <text:s/>2.3. and the resource in the calculation from above example is a Heavy element, then 640 * 2.3 * the random number is the total amount of that heavy metal mined from that <text:s/>asteroid that turn.</text:p>
      <text:p text:style-name="P11">If the resource mined from the asteroid was Hydrogen, than there would have been a severe penalty to the total amount extracted that turn as there is almost no hydrogen or helium on asteroids.</text:p>
      <text:p text:style-name="P11"/>
      <text:p text:style-name="P12">2.4 General Overview</text:p>
      <text:p text:style-name="P11"/>
      <text:list xml:id="list1962534217383208353" text:style-name="L6">
        <text:list-item>
          <text:p text:style-name="P28">each orbital body produces resources per turn</text:p>
        </text:list-item>
        <text:list-item>
          <text:p text:style-name="P28">either orbital body itself or the stellar system has a stockpile of these resources</text:p>
        </text:list-item>
        <text:list-item>
          <text:p text:style-name="P28">resources are either elements or ores containing elements</text:p>
        </text:list-item>
        <text:list-item>
          <text:p text:style-name="P28">storage facililties can be on surface, in orbit, or not needed. Some refined goods <text:tab/>can be accumulated without the need for storage facilities</text:p>
        </text:list-item>
        <text:list-item>
          <text:p text:style-name="P28">resources can be refined in refineries, industries and factories.</text:p>
        </text:list-item>
      </text:list>
      <text:p text:style-name="P11"/>
      <text:p text:style-name="P11"/>
      <text:p text:style-name="P11"/>
      <text:p text:style-name="Standard"/>
      <text:p text:style-name="Standard">possibilties for future use : </text:p>
      <text:p text:style-name="Standard">/chemistry of resources : resources can have an associated electronegativity number and free electrons to determine which resources can interact with each other. </text:p>
      <text:p text:style-name="Standard"/>
      <text:p text:style-name="Standard"/>
      <text:p text:style-name="Standard"/>
      <text:p text:style-name="P5">3 <text:s/>Industry </text:p>
      <text:p text:style-name="P5"/>
      <text:p text:style-name="P1">3.1 Introduction</text:p>
      <text:p text:style-name="P1"/>
      <text:p text:style-name="P3"><text:soft-page-break/>Industrial building are used to turn resources into all kinds of goods and structures, ranging from trade-goods, to spaces-ships and their equipment, to industrial buildings.</text:p>
      <text:p text:style-name="P3"/>
      <text:p text:style-name="P3"/>
      <text:p text:style-name="P1">Todo : </text:p>
      <text:p text:style-name="P1"/>
      <text:p text:style-name="P6">Economy Trade system. <text:s text:c="2"/></text:p>
      <text:p text:style-name="P7">Supply needs for s</text:p>
      <text:list xml:id="list8862108488011501951" text:style-name="L7">
        <text:list-item>
          <text:p text:style-name="P18">starlane safety.</text:p>
        </text:list-item>
        <text:list-item>
          <text:p text:style-name="P18">Star system safety. </text:p>
        </text:list-item>
        <text:list-item>
          <text:p text:style-name="P18">Upkeep of industry, infrastructure, mining facilities, </text:p>
        </text:list-item>
        <text:list-item>
          <text:p text:style-name="P18">population upkeep. <text:s/></text:p>
        </text:list-item>
        <text:list-item>
          <text:p text:style-name="P18">Orbital body size</text:p>
        </text:list-item>
        <text:list-item>
          <text:p text:style-name="P18">tech level</text:p>
        </text:list-item>
        <text:list-item>
          <text:p text:style-name="P18"/>
        </text:list-item>
      </text:list>
      <text:p text:style-name="P7"/>
      <text:p text:style-name="P7">Supply needs will change according to tech level of certain structures <text:s/>or ideas.</text:p>
      <text:p text:style-name="P7">Supply needs to build and upgrade <text:s/>extractors, industry, infrastructure, ships </text:p>
      <text:p text:style-name="P6"/>
      <text:p text:style-name="P7"/>
      <text:p text:style-name="Standard"/>
      <text:p text:style-name="P1"/>
      <text:p text:style-name="Standard"/>
      <text:p text:style-name="Standard"/>
      <text:p text:style-name="P1">Technolgy </text:p>
      <text:p text:style-name="P1"/>
      <text:p text:style-name="P3">Determines what kinds of structures/items and upgrades to structures/items are allowed to be built</text:p>
      <text:p text:style-name="P3"/>
      <text:p text:style-name="P3"/>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ic vosselmans</meta:initial-creator>
    <meta:creation-date>2021-12-18T21:35:11</meta:creation-date>
    <dc:date>2022-01-30T11:08:13.66</dc:date>
    <dc:creator>eric vosselmans</dc:creator>
    <meta:editing-duration>PT17H58M20S</meta:editing-duration>
    <meta:editing-cycles>10</meta:editing-cycles>
    <meta:generator>OpenOffice/4.1.3$Win32 OpenOffice.org_project/413m1$Build-9783</meta:generator>
    <meta:document-statistic meta:table-count="0" meta:image-count="0" meta:object-count="0" meta:page-count="5" meta:paragraph-count="100" meta:word-count="1579" meta:character-count="9715"/>
  </office:meta>
</office:document-meta>
</file>